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0783in" fo:margin-bottom="0.0827in" loext:contextual-spacing="false"/>
    </style:style>
    <style:style style:name="P31" style:family="paragraph" style:parent-style-name="Text_20_body">
      <style:paragraph-properties fo:margin-top="0in" fo:margin-bottom="0.3937in"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list-style-name="L22">
      <style:paragraph-properties fo:margin-left="0.4925in" fo:margin-right="0in" fo:text-indent="0in" style:auto-text-indent="false"/>
    </style:style>
    <style:style style:name="P80" style:family="paragraph" style:parent-style-name="Text_20_body" style:list-style-name="L27">
      <style:paragraph-properties fo:margin-left="0.4925in" fo:margin-right="0in" fo:text-indent="0in" style:auto-text-indent="false"/>
    </style:style>
    <style:style style:name="P81" style:family="paragraph" style:parent-style-name="Text_20_body" style:list-style-name="L33">
      <style:paragraph-properties fo:margin-left="0.8681in" fo:margin-right="0in" fo:text-indent="0in" style:auto-text-indent="fals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0.4925in" fo:margin-right="0in" fo:text-indent="0in" style:auto-text-indent="fals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13;15/06/2018 00:14:1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1"/>
      <text:p text:style-name="P32">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235415689"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162130874" text:style-name="L2">
        <text:list-item>
          <text:p text:style-name="P47">Version 2.1.2 :</text:p>
        </text:list-item>
      </text:list>
      <text:list xml:id="list1076329891" text:style-name="L3">
        <text:list-item>
          <text:list>
            <text:list-item>
              <text:p text:style-name="P48">Localized help : resolved non-functional hyperlink due to API incompatibility introduced by Apache OpenOffice 4.1 (and LibreOffice 4.0).</text:p>
            </text:list-item>
          </text:list>
        </text:list-item>
      </text:list>
      <text:list xml:id="list1412006242111" text:continue-list="list4162130874" text:style-name="L2">
        <text:list-item>
          <text:p text:style-name="P47">Version 2.1.1 :</text:p>
        </text:list-item>
      </text:list>
      <text:list xml:id="list3766810492" text:style-name="L4">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1413869411877" text:continue-list="list1412006242111" text:style-name="L2">
        <text:list-item>
          <text:p text:style-name="P47">Version 2.1.0 :</text:p>
        </text:list-item>
      </text:list>
      <text:list xml:id="list161801511" text:style-name="L5">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1411844423331" text:continue-list="list1413869411877" text:style-name="L2">
        <text:list-item>
          <text:p text:style-name="P47">Version 2.0.0 :</text:p>
        </text:list-item>
      </text:list>
      <text:list xml:id="list338712639" text:style-name="L6">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1412827806358" text:continue-list="list1411844423331" text:style-name="L2">
        <text:list-item>
          <text:p text:style-name="P47">Version 1.5.3 :</text:p>
        </text:list-item>
      </text:list>
      <text:list xml:id="list2636951990" text:style-name="L7">
        <text:list-item>
          <text:list>
            <text:list-item>
              <text:p text:style-name="P52">Help pages containing an hyperlink to an OpenOffice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11540018" text:style-name="L8">
        <text:list-item>
          <text:p text:style-name="P53">Basic library Standard, Module1 : your instruction inside the Sub myExtension</text:p>
        </text:list-item>
        <text:list-item>
          <text:p text:style-name="P53">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text:soft-page-break/>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3157in" svg:height="0.1776in" svg:x="0.9055in" svg:y="0.0783in" draw:control="control1"/><draw:control text:anchor-type="paragraph" draw:z-index="9" draw:style-name="gr1" draw:text-style-name="P85" svg:width="3.5433in" svg:height="0.1776in" svg:x="1.4173in" svg:y="0.0783in"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3157in" svg:height="0.1776in" svg:x="0.9071in" svg:y="0.0783in" draw:control="control3"/><draw:control text:anchor-type="paragraph" draw:z-index="11" draw:style-name="gr1" draw:text-style-name="P85"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6" svg:width="3.2921in" svg:height="0.2713in" svg:x="1.4256in" svg:y="0.0992in" draw:control="control5"/></text:p><text:p text:style-name="Frame_20_contents"/><text:p text:style-name="P34">Compilation results</text:p><text:p text:style-name="P34"><draw:control text:anchor-type="paragraph" draw:z-index="23" draw:style-name="gr1" draw:text-style-name="P87" svg:width="5.5122in" svg:height="1.5752in" svg:x="0.1575in" svg:y="0.1425in"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3157in" svg:height="0.1776in" svg:x="0.9173in" svg:y="0.0783in" draw:control="control6"/><draw:control text:anchor-type="paragraph" draw:z-index="15" draw:style-name="gr1" draw:text-style-name="P85"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3157in" svg:height="0.1776in" svg:x="0.9173in" svg:y="0.0783in" draw:control="control8"/><draw:control text:anchor-type="paragraph" draw:z-index="17" draw:style-name="gr1" draw:text-style-name="P85"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6" svg:width="3.2921in" svg:height="0.2713in" svg:x="1.4465in" svg:y="0.1445in" draw:control="control10"/></text:p><text:p text:style-name="Frame_20_contents"/><text:p text:style-name="P34">Compilation results</text:p><text:p text:style-name="Frame_20_contents"><draw:control text:anchor-type="paragraph" draw:z-index="24" draw:style-name="gr1" draw:text-style-name="P87"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3157in" svg:height="0.1776in" svg:x="0.9173in" svg:y="0.0783in" draw:control="control11"/><draw:control text:anchor-type="paragraph" draw:z-index="21" draw:style-name="gr1" draw:text-style-name="P85"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6" svg:width="3.2921in" svg:height="0.2713in" svg:x="1.4465in" svg:y="0.1374in" draw:control="control13"/></text:p><text:p text:style-name="Frame_20_contents"/><text:p text:style-name="Frame_20_contents"/><text:p text:style-name="P34">Compilation results</text:p><text:p text:style-name="Frame_20_contents"><draw:control text:anchor-type="paragraph" draw:z-index="25" draw:style-name="gr1" draw:text-style-name="P87" svg:width="5.5122in" svg:height="1.5752in" svg:x="0.1575in" svg:y="0.1807in"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669662546" text:style-name="L9">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21958526" text:style-name="L10">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220349756" text:style-name="L11">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010908641" text:style-name="L12">
        <text:list-item text:start-value="1">
          <text:p text:style-name="P57">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955725728" text:style-name="L13">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4229611258" text:style-name="L14">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6"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104468776" text:style-name="L15">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219004516" text:style-name="L16">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983590963" text:style-name="L17">
        <text:list-item>
          <text:p text:style-name="P62">Arg1 : <text:span text:style-name="InstructionMacro">String</text:span> : mandatory, type of control used for the button</text:p>
        </text:list-item>
      </text:list>
      <text:list xml:id="list4158373380" text:style-name="L18">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81595100" text:style-name="L19">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192660341" text:style-name="L20">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024595406" text:style-name="L21">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529932227" text:style-name="L22">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936915188" text:style-name="L23">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8"><text:soft-page-break/>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871245730" text:style-name="L24">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34762326"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850320003" text:style-name="L26">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616964478" text:style-name="L27">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03683981" text:style-name="L28">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2955543116" text:style-name="L29">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380067798" text:style-name="L30">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78008185" text:style-name="L31">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72535486" text:style-name="L32">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35559198"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108750638" text:style-name="L34">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737315931" text:style-name="L35">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17592904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2900209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11919294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41346184945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15339823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51781392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61582228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414193289857" text:continue-list="list117592904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412876547628" text:continue-list="list141346184945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940000000</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1413624577185" text:continue-list="list141419328985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text:page-number>/<text:page-count>91</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1" meta:paragraph-count="2855" meta:word-count="39317" meta:character-count="259633" meta:non-whitespace-character-count="219051"/>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lala.addon.pagenumbering", "0.0.1") ' fill with your values
  ' add instructions here, see Template1
endDescription  


beginAnnexes 
  useLibrary("Python", "python/")
  useLibrary("Dialog", "dialogs/")
endAnnexes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